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6.0069in" fo:margin-left="0in" fo:margin-right="-0.0069in" style:page-number="0"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4.9389in" style:rel-column-width="53883*"/>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B3.1" style:family="table-column">
      <style:table-column-properties style:column-width="0.6597in" style:rel-column-width="7197*"/>
    </style:style>
    <style:style style:name="表格1.B3.2" style:family="table-column">
      <style:table-column-properties style:column-width="4.2792in" style:rel-column-width="46686*"/>
    </style:style>
    <style:style style:name="表格1.A6" style:family="table-cell">
      <style:table-cell-properties style:vertical-align="bottom" fo:padding="0.0382in" fo:border-left="0.0007in solid #000000" fo:border-right="none" fo:border-top="none" fo:border-bottom="0.0007in solid #000000"/>
    </style:style>
    <style:style style:name="表格3" style:family="table" style:master-page-name="">
      <style:table-properties style:width="6in" style:page-number="0" table:align="margins" style:writing-mode="lr-tb"/>
    </style:style>
    <style:style style:name="表格3.A" style:family="table-column">
      <style:table-column-properties style:column-width="1.0625in" style:rel-column-width="11605*"/>
    </style:style>
    <style:style style:name="表格3.B" style:family="table-column">
      <style:table-column-properties style:column-width="4.9375in" style:rel-column-width="53930*"/>
    </style:style>
    <style:style style:name="表格3.A1" style:family="table-cell">
      <style:table-cell-properties fo:padding="0.0382in" fo:border-left="0.0007in solid #000000" fo:border-right="none" fo:border-top="0.0007in solid #000000" fo:border-bottom="0.0007in solid #000000"/>
    </style:style>
    <style:style style:name="表格3.B1" style:family="table-cell">
      <style:table-cell-properties fo:padding="0.0382in" fo:border="0.0007in solid #000000"/>
    </style:style>
    <style:style style:name="表格3.A2" style:family="table-cell">
      <style:table-cell-properties fo:padding="0.0382in" fo:border-left="0.0007in solid #000000" fo:border-right="none" fo:border-top="none" fo:border-bottom="0.0007in solid #000000"/>
    </style:style>
    <style:style style:name="表格3.B2" style:family="table-cell">
      <style:table-cell-properties fo:padding="0.0382in" fo:border-left="0.0007in solid #000000" fo:border-right="0.0007in solid #000000"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in" fo:margin-right="0in" fo:text-indent="0in"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in" fo:margin-right="0in" fo:orphans="2" fo:widows="2" fo:hyphenation-ladder-count="no-limit" fo:text-indent="0in"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in" fo:margin-right="0in" fo:orphans="2" fo:widows="2" fo:hyphenation-ladder-count="no-limit" fo:text-indent="0in"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0.972in" fo:margin-right="0in" fo:orphans="2" fo:widows="2" fo:hyphenation-ladder-count="no-limit" fo:text-indent="0in" style:auto-text-indent="false" fo:background-color="transparent" style:shadow="none" style:punctuation-wrap="simple" style:writing-mode="lr-tb">
        <style:tab-stops>
          <style:tab-stop style:position="0.2953in"/>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55"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7"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8" style:family="paragraph" style:parent-style-name="Text_20_Body_20_Single" style:master-page-name="">
      <style:paragraph-properties fo:margin-top="0in" fo:margin-bottom="0.0429in"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in" fo:margin-bottom="0.0429in"/>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ext_20_Body_20_Single">
      <style:paragraph-properties fo:margin-top="0in" fo:margin-bottom="0.0429in"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1" style:family="paragraph" style:parent-style-name="Table_20_Contents">
      <style:text-properties fo:font-weight="bold" style:font-weight-asian="bold" style:font-weight-complex="bold"/>
    </style:style>
    <style:style style:name="P62" style:family="paragraph" style:parent-style-name="Contents_20_1">
      <style:paragraph-properties>
        <style:tab-stops>
          <style:tab-stop style:position="6in" style:type="right" style:leader-style="dotted" style:leader-text="."/>
        </style:tab-stops>
      </style:paragraph-properties>
    </style:style>
    <style:style style:name="P63" style:family="paragraph" style:parent-style-name="Contents_20_2">
      <style:paragraph-properties>
        <style:tab-stops>
          <style:tab-stop style:position="5.8335in" style:type="right" style:leader-style="dotted" style:leader-text="."/>
        </style:tab-stops>
      </style:paragraph-properties>
    </style:style>
    <style:style style:name="P64" style:family="paragraph" style:parent-style-name="Contents_20_3">
      <style:paragraph-properties>
        <style:tab-stops>
          <style:tab-stop style:position="5.6665in" style:type="right" style:leader-style="dotted" style:leader-text="."/>
        </style:tab-stops>
      </style:paragraph-properties>
    </style:style>
    <style:style style:name="P65" style:family="paragraph" style:parent-style-name="Default_20_Text"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66"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7"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8" style:family="paragraph" style:parent-style-name="Code" style:list-style-name="L1"/>
    <style:style style:name="P69" style:family="paragraph" style:parent-style-name="Code" style:list-style-name="L2"/>
    <style:style style:name="P70" style:family="paragraph" style:parent-style-name="Code" style:list-style-name="L3"/>
    <style:style style:name="P71"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72" style:family="paragraph" style:parent-style-name="Code" style:list-style-name="L4"/>
    <style:style style:name="P73"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74" style:family="paragraph" style:parent-style-name="Code" style:list-style-name="L4">
      <style:text-properties fo:font-size="10pt" style:font-size-asian="10pt" style:font-size-complex="10pt"/>
    </style:style>
    <style:style style:name="P75"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76"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77"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78"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9"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80"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81"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82"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83"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84"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5"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86"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87"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88"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9"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90"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91" style:family="paragraph" style:parent-style-name="Code" style:list-style-name="L1">
      <style:paragraph-properties fo:margin-left="0in" fo:margin-right="0in" fo:text-indent="0in" style:auto-text-indent="false"/>
      <style:text-properties fo:color="#000000" style:font-name="Times New Roman" fo:font-size="12pt" fo:language="en" fo:country="US" style:language-asian="zh" style:country-asian="CN"/>
    </style:style>
    <style:style style:name="P92" style:family="paragraph" style:parent-style-name="Code" style:list-style-name="L1" style:master-page-name="">
      <style:paragraph-properties fo:margin-left="0in" fo:margin-right="0in" fo:text-indent="0in" style:auto-text-indent="false" style:page-number="auto"/>
      <style:text-properties fo:color="#000000" style:font-name="Times New Roman" fo:font-size="12pt" fo:language="en" fo:country="US" style:language-asian="zh" style:country-asian="CN"/>
    </style:style>
    <style:style style:name="P93"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4"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P95" style:family="paragraph" style:parent-style-name="Heading_20_1">
      <style:text-properties style:font-name="Times New Roman"/>
    </style:style>
    <style:style style:name="P96" style:family="paragraph" style:parent-style-name="Heading_20_1">
      <style:paragraph-properties fo:margin-left="0in" fo:margin-right="0in" fo:text-indent="0in" style:auto-text-indent="false"/>
    </style:style>
    <style:style style:name="P97" style:family="paragraph" style:parent-style-name="Text_20_Body_20_Single" style:list-style-name="L1">
      <style:text-properties style:font-name="Times New Roman" fo:font-size="12pt" fo:language="en" fo:country="US" style:language-asian="zh" style:country-asian="CN"/>
    </style:style>
    <style:style style:name="P98" style:family="paragraph" style:parent-style-name="Text_20_Body_20_Single" style:list-style-name="L1">
      <style:text-properties fo:color="#000000" style:font-name="Times New Roman" fo:font-size="12pt" fo:language="en" fo:country="US" style:language-asian="zh" style:country-asian="CN"/>
    </style:style>
    <style:style style:name="P99"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100"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01"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02" style:family="paragraph" style:parent-style-name="Text_20_Body_20_Single" style:list-style-name="L1">
      <style:text-properties fo:color="#000000" style:font-name="Times New Roman" style:language-asian="zh" style:country-asian="CN"/>
    </style:style>
    <style:style style:name="P103"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104" style:family="paragraph" style:parent-style-name="Text_20_Body_20_Single" style:list-style-name="L4">
      <style:text-properties fo:color="#000000" style:font-name="Times New Roman" fo:font-style="normal" style:font-style-asian="normal" style:font-style-complex="normal"/>
    </style:style>
    <style:style style:name="P105" style:family="paragraph" style:parent-style-name="Text_20_Body_20_Single" style:list-style-name="L1">
      <style:text-properties fo:color="#000000" fo:language="en" fo:country="US"/>
    </style:style>
    <style:style style:name="P106"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107"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08"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10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1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11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11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13"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114"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15"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16"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17" style:family="paragraph" style:parent-style-name="Heading_20_3">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18"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text:date style:data-style-name="N37" text:date-value="2010-01-07T10:40:24">01/07/10</text:date>, <text:time style:data-style-name="N43" text:time-value="2010-01-07T10:40:24">10:40:24 A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2"><text:a xlink:type="simple" xlink:href="#1.IB Interface Configuration|outline">1. IB Interface Configuration<text:tab/>4</text:a></text:p>
          <text:p text:style-name="P63"><text:a xlink:type="simple" xlink:href="#1.1.Get sample scripts|outline">1.1. Get sample scripts<text:tab/>4</text:a></text:p>
          <text:p text:style-name="P63"><text:a xlink:type="simple" xlink:href="#1.2.Modify the /etc/hosts|outline">1.2. Modify the /etc/hosts<text:tab/>4</text:a></text:p>
          <text:p text:style-name="P63"><text:a xlink:type="simple" xlink:href="#1.3.Update networks table with IB sub-network|outline">1.3. Update networks table with IB sub-network<text:tab/>4</text:a></text:p>
          <text:p text:style-name="P63"><text:a xlink:type="simple" xlink:href="#1.4.Use rsh on AIX systems|outline">1.4. Use rsh on AIX systems<text:tab/>5</text:a></text:p>
          <text:p text:style-name="P63"><text:a xlink:type="simple" xlink:href="#1.5.Update /etc/resolv.conf|outline">1.5. Update /etc/resolv.conf<text:tab/>5</text:a></text:p>
          <text:p text:style-name="P63"><text:a xlink:type="simple" xlink:href="#1.6.Setup name server on management node|outline">1.6. Setup name server on management node<text:tab/>5</text:a></text:p>
          <text:p text:style-name="P63"><text:a xlink:type="simple" xlink:href="#1.7.Check the IB network|outline">1.7. Check the IB network<text:tab/>5</text:a></text:p>
          <text:p text:style-name="P63"><text:a xlink:type="simple" xlink:href="#1.8.Prepare for IB  drivers/libraries|outline">1.8. Prepare for IB <text:s/>drivers/libraries<text:tab/>6</text:a></text:p>
          <text:p text:style-name="P63"><text:a xlink:type="simple" xlink:href="#1.9.Modify the &lt;profile&gt;.otherpkgs.pkglist|outline">1.9. Modify the &lt;profile&gt;.otherpkgs.pkglist<text:tab/>6</text:a></text:p>
          <text:p text:style-name="P63"><text:a xlink:type="simple" xlink:href="#1.10.Update the xCAT postscripts table|outline">1.10. Update the xCAT postscripts table<text:tab/>6</text:a></text:p>
          <text:p text:style-name="P63"><text:a xlink:type="simple" xlink:href="#1.11. Start to install the nodes or update the nodes for IB configuration|outline">1.11. <text:s/>Start to install the nodes or update the nodes for IB configuration<text:tab/>6</text:a></text:p>
          <text:p text:style-name="P63"><text:a xlink:type="simple" xlink:href="#1.12.Check the result of IB configuration|outline">1.12. Check the result of IB configuration<text:tab/>7</text:a></text:p>
          <text:p text:style-name="P62"><text:a xlink:type="simple" xlink:href="#2.xdsh support for IB switch|outline">2. xdsh support for IB switch<text:tab/>8</text:a></text:p>
          <text:p text:style-name="P63"><text:a xlink:type="simple" xlink:href="#2.1.Create IB switch  configuration file|outline">2.1. Create IB switch <text:s/>configuration file<text:tab/>8</text:a></text:p>
          <text:p text:style-name="P63"><text:a xlink:type="simple" xlink:href="#2.2.Update /etc/hosts|outline">2.2. Update /etc/hosts<text:tab/>9</text:a></text:p>
          <text:p text:style-name="P63"><text:a xlink:type="simple" xlink:href="#2.3.Use rsh for AIX|outline">2.3. Use rsh for AIX<text:tab/>9</text:a></text:p>
          <text:p text:style-name="P63"><text:a xlink:type="simple" xlink:href="#2.4.Define IB switch as a node|outline">2.4. Define IB switch as a node<text:tab/>9</text:a></text:p>
          <text:p text:style-name="P63"><text:a xlink:type="simple" xlink:href="#2.5.Setup ssh connection|outline">2.5. Setup ssh connection<text:tab/>9</text:a></text:p>
          <text:p text:style-name="P63"><text:a xlink:type="simple" xlink:href="#2.6.Run the test commands|outline">2.6. Run the test commands<text:tab/>9</text:a></text:p>
          <text:p text:style-name="P62"><text:a xlink:type="simple" xlink:href="#3.Sample Scripts|outline">3. Sample Scripts<text:tab/>10</text:a></text:p>
          <text:p text:style-name="P63"><text:a xlink:type="simple" xlink:href="#3.1.Annotatelog|outline">3.1. Annotatelog<text:tab/>10</text:a></text:p>
          <text:p text:style-name="P64"><text:a xlink:type="simple" xlink:href="#3.1.1.Description|outline">3.1.1. Description<text:tab/>10</text:a></text:p>
          <text:p text:style-name="P64"><text:a xlink:type="simple" xlink:href="#3.1.2.Supported log file|outline">3.1.2. Supported log file<text:tab/>10</text:a></text:p>
          <text:p text:style-name="P64"><text:a xlink:type="simple" xlink:href="#3.1.3.Syntax|outline">3.1.3. Syntax<text:tab/>10</text:a></text:p>
          <text:p text:style-name="P64"><text:a xlink:type="simple" xlink:href="#3.1.4.Examples|outline">3.1.4. Examples<text:tab/>11</text:a></text:p>
          <text:p text:style-name="P63"><text:a xlink:type="simple" xlink:href="#3.2.getGuids |outline">3.2. getGuids <text:tab/>11</text:a></text:p>
          <text:p text:style-name="P64"><text:a xlink:type="simple" xlink:href="#3.2.1.Description|outline">3.2.1. Description<text:tab/>11</text:a></text:p>
          <text:p text:style-name="P64"><text:a xlink:type="simple" xlink:href="#3.2.2.Syntax|outline">3.2.2. Syntax<text:tab/>12</text:a></text:p>
          <text:p text:style-name="P64"><text:a xlink:type="simple" xlink:href="#3.2.3. Examples|outline">3.2.3. <text:s/>Examples<text:tab/>12</text:a></text:p>
          <text:p text:style-name="P63"><text:a xlink:type="simple" xlink:href="#3.3.configCEC|outline">3.3. configCEC<text:tab/>12</text:a></text:p>
          <text:p text:style-name="P64"><text:soft-page-break/><text:a xlink:type="simple" xlink:href="#3.3.1.Description|outline">3.3.1. Description<text:tab/>12</text:a></text:p>
          <text:p text:style-name="P64"><text:a xlink:type="simple" xlink:href="#3.3.2.Syntax|outline">3.3.2. Syntax<text:tab/>13</text:a></text:p>
          <text:p text:style-name="P64"><text:a xlink:type="simple" xlink:href="#3.3.3.Examples|outline">3.3.3. Examples<text:tab/>14</text:a></text:p>
          <text:p text:style-name="P63"><text:a xlink:type="simple" xlink:href="#3.4.HealthCheck|outline">3.4. HealthCheck<text:tab/>15</text:a></text:p>
          <text:p text:style-name="P64"><text:a xlink:type="simple" xlink:href="#3.4.1.Description|outline">3.4.1. Description<text:tab/>15</text:a></text:p>
          <text:p text:style-name="P64"><text:a xlink:type="simple" xlink:href="#3.4.2.Syntax|outline">3.4.2. Syntax<text:tab/>18</text:a></text:p>
          <text:p text:style-name="P64"><text:a xlink:type="simple" xlink:href="#3.4.3.Examples|outline">3.4.3. Examples<text:tab/>18</text:a></text:p>
          <text:p text:style-name="P62"><text:a xlink:type="simple" xlink:href="#3.Appendix|outline"><text:s/>Appendix<text:tab/>19</text:a></text:p>
        </text:index-body>
      </text:table-of-content>
      <text:section text:style-name="Sect3" text:name="区域2">
        <text:p text:style-name="P11"/>
        <text:p text:style-name="P12"/>
      </text:section>
      <text:section text:style-name="Sect4" text:name="区域3">
        <text:h text:style-name="P95"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98245687" text:style-name="L1">
          <text:list-header>
            <text:p text:style-name="P75">cp /opt/xcat/share/xcat/ib/scripts/configiba.1port /install/postscript/configiba</text:p>
          </text:list-header>
        </text:list>
        <text:h text:style-name="Heading_20_2" text:outline-level="2">Modify the /etc/hosts</text:h>
        <text:list xml:id="list1718741211" text:continue-numbering="true" text:style-name="L1">
          <text:list-header>
            <text:p text:style-name="P97">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98">For example:</text:p>
          </text:list-header>
        </text:list>
        <text:list xml:id="list1166413584" text:style-name="L2">
          <text:list-header>
            <text:p text:style-name="P84">xcat01 is the node short hostname, xcat01-ib0, xcat01-ib1, xcat01-ib2, etc. are the IP names for the IB interfaces on xcat01.</text:p>
          </text:list-header>
        </text:list>
        <text:list xml:id="list1602542992" text:continue-list="list1718741211" text:style-name="L1">
          <text:list-header>
            <text:p text:style-name="P102">For AIX, ml0 interface is also required to be setup together with IB interfaces. <text:s/>It follows the same name conversion with IB interfaces. <text:s/></text:p>
            <text:p text:style-name="P102">Following is an example of /etc/hosts for AIX,</text:p>
            <text:p text:style-name="P68">192.168.0.10 <text:s text:c="3"/><text:span text:style-name="T2">xcat01</text:span>-ib0</text:p>
            <text:p text:style-name="P68">192.168.1.10 <text:s text:c="3"/><text:span text:style-name="T2">xcat01</text:span>-ib1</text:p>
            <text:p text:style-name="P68">192.168.2.10 <text:s text:c="3"/><text:span text:style-name="T2">xcat01</text:span>-ib2</text:p>
            <text:p text:style-name="P68">192.168.3.10 <text:s text:c="3"/><text:span text:style-name="T2">xcat01</text:span>-ib3</text:p>
            <text:p text:style-name="P68">192.168.4.10 <text:s text:c="3"/>xcat01-ml0</text:p>
          </text:list-header>
        </text:list>
        <text:h text:style-name="Heading_20_2" text:outline-level="2">Up<text:span text:style-name="T6">date networks table with IB sub-network</text:span></text:h>
        <text:list xml:id="list354042247" text:continue-numbering="true" text:style-name="L1">
          <text:list-header>
            <text:p text:style-name="P98">For example:</text:p>
          </text:list-header>
        </text:list>
        <text:list xml:id="list1979097577" text:continue-list="list1166413584" text:style-name="L2">
          <text:list-header>
            <text:p text:style-name="P69">chtab net=192.168.1.0 networks.netname=ib0 <text:s text:c="5"/>networks.mask=255.255.255.0 networks.mgtifname=ib0</text:p>
            <text:p text:style-name="P69">chtab net=192.168.2.0 networks.netname=ib1 networks.mask=255.255.255.0 networks.mgtifname=ib1</text:p>
            <text:p text:style-name="P69">chtab net=192.168.3.0 networks.netname=ib2 networks.mask=255.255.255.0 networks.mgtifname=ib2</text:p>
            <text:p text:style-name="P69"><text:soft-page-break/>chtab net=192.168.4.0 networks.netname=ib3 networks.mask=255.255.255.0 networks.mgtifname=ib3</text:p>
            <text:p text:style-name="P69">chtab net=192.168.5.0 networks.netname=ib4 networks.mask=255.255.255.0 networks.mgtifname=ib4</text:p>
            <text:p text:style-name="P84"/>
            <text:p text:style-name="P106">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1221356720" text:continue-list="list354042247" text:style-name="L1">
          <text:list-header>
            <text:p text:style-name="P98">On AIX, change the default connection between management nodes and compute nodes from ssh to rsh:</text:p>
          </text:list-header>
        </text:list>
        <text:list xml:id="list810624257" text:continue-list="list1979097577" text:style-name="L2">
          <text:list-header>
            <text:p text:style-name="P88">chtab key=useSSHonAIX site.key=no</text:p>
          </text:list-header>
        </text:list>
        <text:list xml:id="list94621799" text:continue-list="list1221356720" text:style-name="L1">
          <text:list-header>
            <text:p text:style-name="P98"/>
          </text:list-header>
        </text:list>
        <text:h text:style-name="Heading_20_2" text:outline-level="2">Update /etc/resolv.conf</text:h>
        <text:list xml:id="list293929965" text:continue-numbering="true" text:style-name="L1">
          <text:list-header>
            <text:p text:style-name="P98">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1032375568" text:continue-list="list810624257" text:style-name="L2">
          <text:list-header>
            <text:p text:style-name="P89"><text:s text:c="3"/>nameserver 192.168.0.13</text:p>
            <text:p text:style-name="P85">domain ppd.pok.ibm.com</text:p>
            <text:p text:style-name="P85">search ppd.pok.ibm.com</text:p>
            <text:p text:style-name="P85"/>
            <text:p text:style-name="P90">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25">IB interface entries in /etc/hosts into DNS and restart the DNS:</text:span></text:p>
        <text:list xml:id="list498352099" text:continue-list="list293929965" text:style-name="L1">
          <text:list-header>
            <text:p text:style-name="P105">For Linux Management Nodes:</text:p>
          </text:list-header>
        </text:list>
        <text:list xml:id="list1335499356" text:continue-list="list1032375568" text:style-name="L2">
          <text:list-header>
            <text:p text:style-name="P88">makedns</text:p>
            <text:p text:style-name="P88">service named restart</text:p>
            <text:p text:style-name="P88"/>
          </text:list-header>
        </text:list>
        <text:list xml:id="list2155217059" text:continue-list="list498352099" text:style-name="L1">
          <text:list-header>
            <text:p text:style-name="P99">For AIX Management Nodes:</text:p>
          </text:list-header>
        </text:list>
        <text:list xml:id="list1872501400" text:continue-list="list1335499356" text:style-name="L2">
          <text:list-header>
            <text:p text:style-name="P88">makedns</text:p>
            <text:p text:style-name="P88">stopsrc -s named </text:p>
            <text:p text:style-name="P88">startsrc -s named</text:p>
            <text:p text:style-name="P88">lssrc -s named </text:p>
          </text:list-header>
        </text:list>
        <text:h text:style-name="Heading_20_2" text:outline-level="2">Check the IB network</text:h>
        <text:list xml:id="list223768339" text:continue-list="list2155217059" text:style-name="L1">
          <text:list-header>
            <text:p text:style-name="P98">Check if DNS resolving of the IB network has been setup successfully on management node . <text:s/>If not, redo the steps in 1.5</text:p>
          </text:list-header>
        </text:list>
        <text:list xml:id="list572002214" text:continue-list="list1872501400" text:style-name="L2">
          <text:list-header>
            <text:p text:style-name="P88">nslookup xcat01-ib0</text:p>
            <text:p text:style-name="P88">nslookup xcat01-ib1</text:p>
          </text:list-header>
        </text:list>
        <text:h text:style-name="Heading_20_2" text:outline-level="2"><text:soft-page-break/>Prepare for IB <text:s/>drivers/libraries</text:h>
        <text:list xml:id="list223004008" text:continue-list="list223768339" text:style-name="L1">
          <text:list-header>
            <text:p text:style-name="P107">For AIX, the IB drivers/libraries have been installed in the system. So this step is only for RHEL and SLES.</text:p>
            <text:p text:style-name="P109">The required packages for RHEL and SLES have been listed in appendix. <text:s/></text:p>
          </text:list-header>
          <text:list-item>
            <text:p text:style-name="P112">For <text:s/>RHEL, the drivers/libraries are shipped in RHEL release CD/DVD. <text:s/></text:p>
          </text:list-item>
          <text:list-item>
            <text:p text:style-name="P112">For SLES10, the drivers/libraries are shipped in SLES10 SP2 AS.</text:p>
          </text:list-item>
          <text:list-item>
            <text:p text:style-name="P109">For SLES11, the drivers/libraries are shipped in SLES11 release CD/DVD.</text:p>
            <text:p text:style-name="P110">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276404376" text:continue-numbering="true" text:style-name="L1">
          <text:list-header>
            <text:p text:style-name="P99">Add rpm names (without version number) into /install/custom/install/&lt;ostype&gt;/&lt;profile&gt;.otherpkgs.pkglist</text:p>
            <text:p text:style-name="P99"><text:s/>where &lt;profile&gt; is defined in the nodetype table.</text:p>
            <text:p text:style-name="P99"><text:s/>&lt;ostype&gt; is the operating system name without the version number. </text:p>
            <text:p text:style-name="P99">The following os types are recognized by xCAT.</text:p>
          </text:list-header>
        </text:list>
        <text:list xml:id="list860189276" text:style-name="L3">
          <text:list-header>
            <text:p text:style-name="P70"><text:s text:c="8"/>centos</text:p>
            <text:p text:style-name="P70"><text:s text:c="8"/>fedora</text:p>
            <text:p text:style-name="P70"><text:s text:c="8"/>rh</text:p>
            <text:p text:style-name="P70"><text:s text:c="8"/>sles</text:p>
            <text:p text:style-name="P70"><text:s text:c="8"/><text:span text:style-name="T13">windows</text:span></text:p>
          </text:list-header>
        </text:list>
        <text:p text:style-name="P33"/>
        <text:h text:style-name="Heading_20_2" text:outline-level="2">Update the xCAT postscripts table</text:h>
        <text:list xml:id="list201871063" text:continue-list="list572002214" text:style-name="L2">
          <text:list-header>
            <text:p text:style-name="P88">nodech xcat01 postscripts.postscripts,=otherpkgs,configiba</text:p>
            <text:p text:style-name="P84"/>
            <text:p text:style-name="P90">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1687613585" text:continue-list="list276404376" text:style-name="L1">
          <text:list-header>
            <text:p text:style-name="P98">Now all the preparation work for IB configuration has been done, user can either use <text:s/>the updatenode command to update the nodes if systems on compute nodes have been installed</text:p>
            <text:p text:style-name="P68">updatenode xcat01 otherpkgs,configiba</text:p>
            <text:p text:style-name="P68"/>
          </text:list-header>
        </text:list>
        <text:p text:style-name="P32">or if the nodes have not installed any system, continue with the installation process</text:p>
        <text:list xml:id="list1312296860" text:continue-numbering="true" text:style-name="L1">
          <text:list-header>
            <text:p text:style-name="P91">To diskless boot Linux nodes:</text:p>
            <text:p text:style-name="P76">nodeset xcat01 netboot</text:p>
            <text:p text:style-name="P86">rnetboot xcat01</text:p>
            <text:p text:style-name="P86"/>
            <text:p text:style-name="P91"><text:soft-page-break/>To install diskful Linux nodes:</text:p>
            <text:p text:style-name="P81">n<text:span text:style-name="T3">o</text:span><text:span text:style-name="T4">deset xcat01 install</text:span></text:p>
            <text:p text:style-name="P79">rnetboot xcat01</text:p>
          </text:list-header>
        </text:list>
        <text:p text:style-name="P17"/>
        <text:list xml:id="list1747825556" text:continue-numbering="true" text:style-name="L1">
          <text:list-header>
            <text:p text:style-name="P92">To diskless boot AIX nodes:</text:p>
            <text:p text:style-name="P76">nimnodeset xcat01 netboot</text:p>
            <text:p text:style-name="P86">rnetboot xcat01</text:p>
            <text:p text:style-name="P86"/>
            <text:p text:style-name="P91">To install diskful AIX nodes:</text:p>
            <text:p text:style-name="P81">nimn<text:span text:style-name="T3">o</text:span><text:span text:style-name="T4">deset xcat01 install</text:span></text:p>
            <text:p text:style-name="P76">rnetboot xcat01</text:p>
          </text:list-header>
        </text:list>
        <text:p text:style-name="P17"/>
        <text:p text:style-name="P32">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2">/install/postscript/</text:span>configiba as follows:</text:p>
        <text:list xml:id="list410475732" text:continue-list="list201871063" text:style-name="L2">
          <text:list-header>
            <text:p text:style-name="P84">my $hostname = "$ENV{NODE}-$nic";</text:p>
          </text:list-header>
        </text:list>
        <text:p text:style-name="P31">to </text:p>
        <text:list xml:id="list889999781" text:continue-numbering="true" text:style-name="L2">
          <text:list-header>
            <text:p text:style-name="P84">my $fullname = `echo $ENV{NODE} | cut -c 1-11`;</text:p>
            <text:p text:style-name="P84">chomp($fullname);</text:p>
            <text:p text:style-name="P84">my $hostname = "$fullname-$nic";</text:p>
          </text:list-header>
        </text:list>
        <text:p text:style-name="P32"/>
        <text:p text:style-name="P32">It is assumed every node has two IB adapters, if only one adapter is available on each node, modify the <text:s/>/install/postscript/configiba as following:</text:p>
        <text:list xml:id="list1877666901" text:continue-numbering="true" text:style-name="L2">
          <text:list-header>
            <text:p text:style-name="P84">my @nums = (0..3);</text:p>
          </text:list-header>
        </text:list>
        <text:p text:style-name="P32">to</text:p>
        <text:list xml:id="list1782043886" text:continue-numbering="true" text:style-name="L2">
          <text:list-header>
            <text:p text:style-name="P93">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475811925" text:continue-numbering="true" text:style-name="L2">
          <text:list-header>
            <text:p text:style-name="P78">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966761599" text:continue-numbering="true" text:style-name="L2">
          <text:list-header>
            <text:p text:style-name="P71"># Qlogic switch device configuration</text:p>
            <text:p text:style-name="P71">[main]</text:p>
            <text:p text:style-name="P71">ssh-setup-command=sshKey add</text:p>
            <text:p text:style-name="P71">[xdsh]</text:p>
            <text:p text:style-name="P71">pre-command=NULL</text:p>
            <text:p text:style-name="P71">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0">Update /</text:span>etc/hosts</text:h>
        <text:p text:style-name="P39">In the /etc/hosts,</text:p>
        <text:p text:style-name="P39"/>
        <text:p text:style-name="P43">9.114.47.172 <text:s text:c="3"/>ibswitch</text:p>
        <text:p text:style-name="P43"/>
        <text:h text:style-name="Heading_20_2" text:outline-level="2">Use rsh for AIX</text:h>
        <text:list xml:id="list203163449" text:style-name="L4">
          <text:list-header>
            <text:p text:style-name="P101">The default remote shell on the AIX management node <text:s/>is rsh. Changing the site useSSHonAIX attribute=yes <text:s/>will change the default to ssh for xdsh. </text:p>
            <text:p text:style-name="P73">chtab key=useSSHonAIX site.value=yes</text:p>
          </text:list-header>
        </text:list>
        <text:h text:style-name="Heading_20_2" text:outline-level="2">Define IB switch as a node</text:h>
        <text:list xml:id="list952929311" text:continue-numbering="true" text:style-name="L4">
          <text:list-header>
            <text:p text:style-name="P101">Define IB switch as a node, this is required by xdsh which only support the input as a node.</text:p>
            <text:p text:style-name="P94">mkdef –t node –o ibswitch groups=all nodetype=switch</text:p>
          </text:list-header>
        </text:list>
        <text:h text:style-name="Heading_20_2" text:outline-level="2">Setup ssh connection</text:h>
        <text:list xml:id="list1280223291" text:continue-numbering="true" text:style-name="L4">
          <text:list-header>
            <text:p text:style-name="P100">You can use xdsh to configure ssh login to the IB device <text:s/>by running the following. Note you must use the correct userid for your device. <text:s text:c="2"/>After this configuration is complete, you will be able to login to the device without a password. </text:p>
            <text:p text:style-name="P103"/>
            <text:p text:style-name="P72">xdsh <text:span text:style-name="T10">ibswitch</text:span> -K -l admin --devicetype IBSwitch::Qlogic</text:p>
            <text:p text:style-name="P72"/>
            <text:p text:style-name="P72">Enter the password for the userid on the node where the ssh keys will be updated.</text:p>
            <text:p text:style-name="P72"/>
            <text:p text:style-name="P72">/usr/bin/ssh setup is complete.</text:p>
            <text:p text:style-name="P83">return code = 0</text:p>
          </text:list-header>
        </text:list>
        <text:h text:style-name="Heading_20_2" text:outline-level="2">Run the test commands</text:h>
        <text:list xml:id="list507516556" text:continue-numbering="true" text:style-name="L4">
          <text:list-header>
            <text:p text:style-name="P100">After setup of the mmands on IB switches from the management nssh keys for the <text:s/>login, the admin can <text:s/>run the coode using xdsh. </text:p>
            <text:p text:style-name="P100">Interactive commands like List on IB switch are not supported by xdsh. <text:s/>An error message will print out if user inputs an interactive command.</text:p>
            <text:p text:style-name="P104"><text:span text:style-name="T7">Below is an example of using </text:span><text:span text:style-name="T8">x</text:span><text:span text:style-name="T7">dsh to list the valid commands on the device. </text:span></text:p>
            <text:p text:style-name="P74"><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44"/>
        <text:p text:style-name="P44">Or:</text:p>
        <text:p text:style-name="P44"/>
        <text:list xml:id="list807688409" text:continue-numbering="true" text:style-name="L4">
          <text:list-header>
            <text:p text:style-name="P80"><text:span text:style-name="T22">export DEVICETYPE=IBSwitch::Qlogic &amp;&amp; /opt/xcat/bin/xdsh </text:span><text:span text:style-name="T11">ibswitch</text:span><text:span text:style-name="T22">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1">anagement Nodes</text:span>] file. </text:p>
        <text:h text:style-name="Heading_20_3" text:outline-level="3">Syntax</text:h>
        <text:p text:style-name="P22">The syntax of the annotatelog command will be:</text:p>
        <text:p text:style-name="P5">annotatelog -f log_file [-s start_time] [-e end_time]</text:p>
        <text:p text:style-name="P28"><text:s text:c="3"/><text:span text:style-name="T22"><text:s text:c="19"/></text:span><text:span text:style-name="T24">{ [-i -g guid_file -l link_file] [-S] [-c] [-u]| [-A -g guid_file -l link_file]}</text:span></text:p>
        <text:p text:style-name="P13"><text:span text:style-name="T28"><text:s text:c="2"/></text:span><text:span text:style-name="T29"><text:s text:c="20"/></text:span><text:span text:style-name="T28">{[-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19">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19">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2">nodes</text:span>.</text:p>
        <text:p text:style-name="P29"><text:s text:c="8"/>-g guid_file</text:p>
        <text:p text:style-name="P47">Specifies a guid file fullpath name, which has a list of GUIDs as obtained from the "getGuids" script.</text:p>
        <text:p text:style-name="P29"><text:soft-page-break/><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718313489" text:style-name="L5">
          <text:list-item>
            <text:p text:style-name="P66">Sort the log entries by subnet manager only.</text:p>
          </text:list-item>
        </text:list>
        <text:list xml:id="list704780029" text:continue-list="list807688409" text:style-name="L4">
          <text:list-header>
            <text:p text:style-name="P82">.<text:span text:style-name="T3">/annotatelog -f /var/log/messages -S</text:span></text:p>
          </text:list-header>
        </text:list>
        <text:list xml:id="list831056196" text:continue-list="list718313489" text:style-name="L5">
          <text:list-header>
            <text:p text:style-name="P66"/>
          </text:list-header>
          <text:list-item>
            <text:p text:style-name="P66">Sort the log entries by chassis only.</text:p>
          </text:list-item>
        </text:list>
        <text:list xml:id="list608799732" text:continue-list="list704780029" text:style-name="L4">
          <text:list-header>
            <text:p text:style-name="P82">.<text:span text:style-name="T3">/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5">The syntax of the getGuids command will be:</text:p>
        <text:p text:style-name="P26"><text:soft-page-break/>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1895634142" text:continue-numbering="true" text:style-name="L4">
          <text:list-header>
            <text:p text:style-name="P77">./getGuids -f guid_file</text:p>
            <text:p text:style-name="P87"/>
          </text:list-header>
        </text:list>
        <text:h text:style-name="Heading_20_2" text:outline-level="2">configCEC</text:h>
        <text:h text:style-name="P117"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0"><text:soft-page-break/><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115"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 text:c="19"/>Specifies the naming format for CEC, the default format is f%Fn%N_SN%S.</text:p>
        <text:p text:style-name="P30"><text:s text:c="8"/>-l lpar_format</text:p>
        <text:p text:style-name="P30"><text:soft-page-break/><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116" text:outline-level="3">Examples</text:h>
        <text:p text:style-name="P51">1). If c98m6hmc01 manage one CEC, config the CEC with name Server_f1n1_SN0262672 as a single node f1n1: <text:s/></text:p>
        <text:list xml:id="list984297571" text:continue-numbering="true" text:style-name="L4">
          <text:list-header>
            <text:p text:style-name="P82"><text:span text:style-name="T3">./configCECs</text:span> -H <text:span text:style-name="T3">c98m6hmc01</text:span> -c Server_f%Fn%N_SN%S</text:p>
            <text:p text:style-name="P77">/tmp/Build_lpars</text:p>
          </text:list-header>
        </text:list>
        <text:p text:style-name="P30"/>
        <text:p text:style-name="P30"/>
        <text:p text:style-name="P30"/>
        <text:h text:style-name="Heading_20_2" text:outline-level="2"><text:soft-page-break/>HealthCheck</text:h>
        <text:h text:style-name="P117"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9"><text:s/>IB PORT 1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59"><text:s/>IB PORT 2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8">hca_id: ehca0</text:p>
        <text:p text:style-name="P60"><text:s text:c="16"/>port: <text:s text:c="2"/>1</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text:s text:c="16"/>port: <text:s text:c="2"/>2</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M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9">ib0 <text:s text:c="16"/>iba0/ehca0 <text:s text:c="5"/>1</text:p>
        <text:p text:style-name="P59">ib1 <text:s text:c="16"/>iba0/ehca0 <text:s text:c="5"/>2</text:p>
        <text:p text:style-name="P59">ib2 <text:s text:c="16"/>iba1/ehca1 <text:s text:c="5"/>1</text:p>
        <text:p text:style-name="P59">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M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9">c890f11ec01.ppd.pok.ibm.com: ib0: Physical Port Width: 4X</text:p>
        <text:p text:style-name="P59">c890f11ec01.ppd.pok.ibm.com: ib1: Physical Port Width: 4X</text:p>
        <text:p text:style-name="P59">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115"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1"><text:s/></text:span><text:span text:style-name="T5"><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1"><text:s text:c="2"/></text:span><text:span text:style-name="T5"><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118" text:outline-level="3">Examples</text:h>
        <text:p text:style-name="P51">1). Check IB interface status of one node:</text:p>
        <text:list xml:id="list331394309" text:style-name="L6">
          <text:list-header>
            <text:p text:style-name="P113"><text:s/>./healthCheck -n xcat04 -i RSCT</text:p>
            <text:p text:style-name="P113">Output log is being written to "/var/log/xcat/healthCheck.log".</text:p>
            <text:p text:style-name="P113"><text:soft-page-break/>Checking health for AIX nodes: xcat04...</text:p>
            <text:p text:style-name="P113"/>
            <text:p text:style-name="P113">Checking IB interface status using command /usr/bin/lsrsrc for nodes: xcat04...</text:p>
            <text:p text:style-name="P108">IB interfaces of all nodes are normal.</text:p>
            <text:p text:style-name="P113">2). Check processor clock speed for one node:</text:p>
            <text:p text:style-name="P113">./healthCheck -n xcat04 -p 500</text:p>
            <text:p text:style-name="P113">Output log is being written to "/var/log/xcat/healthCheck.log".</text:p>
            <text:p text:style-name="P113">Checking health for AIX nodes: xcat04...</text:p>
            <text:p text:style-name="P113"/>
            <text:p text:style-name="P113">Checking processor clock speed for nodes: xcat04...</text:p>
            <text:p text:style-name="P113">The processor clock speed of all nodes is normal.</text:p>
            <text:p text:style-name="P108">3). Check memory usage for one node:</text:p>
            <text:p text:style-name="P113">./healthCheck -n xcat04 -m 500</text:p>
            <text:p text:style-name="P113">Output log is being written to "/var/log/xcat/healthCheck.log".</text:p>
            <text:p text:style-name="P113">Checking health for AIX nodes: xcat04...</text:p>
            <text:p text:style-name="P113"/>
            <text:p text:style-name="P113">Checking memory for nodes xcat04...</text:p>
            <text:p text:style-name="P113">Memory size of all nodes are normal.</text:p>
          </text:list-header>
        </text:list>
        <text:p text:style-name="P7"/>
        <text:p text:style-name="P7"/>
        <text:p text:style-name="P7"/>
        <text:p text:style-name="P7"/>
        <text:p text:style-name="P7"/>
        <text:p text:style-name="P7"/>
        <text:p text:style-name="P7"/>
        <text:p text:style-name="P7"/>
        <text:p text:style-name="P7"/>
        <text:p text:style-name="P7"/>
        <text:p text:style-name="P7"/>
        <text:h text:style-name="P96" text:outline-level="1" text:is-list-header="true">Appendix</text:h>
        <text:list xml:id="list1027784963" text:continue-list="list1747825556" text:style-name="L1">
          <text:list-header>
            <text:p text:style-name="P67"/>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1">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61">libib</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ibcm-*.el5.ppc.rpm</text:p>
                    <text:p text:style-name="P35">libibcm-devel-*.el5.ppc.rpm </text:p>
                    <text:p text:style-name="P35">libibcm-static-*.el5.ppc.rpm </text:p>
                    <text:p text:style-name="P35"><text:soft-page-break/>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4">libibumad-static-*.el5.ppc.rpm </text:p>
                    <text:p text:style-name="P35">libibumad-devel-*.el5.ppc.rpm </text:p>
                    <text:p text:style-name="P35">libibverbs-*.el5.ppc.rpm </text:p>
                    <text:p text:style-name="P35">libibverbs-devel-*.el5.ppc.rpm </text:p>
                    <text:p text:style-name="P35">libibverbs-static-*.el5.ppc.rpm </text:p>
                    <text:p text:style-name="Text_20_Body_20_Single"><text:span text:style-name="T17">libibverbs-utils-*.el5.ppc.rpm</text:span> </text:p>
                  </table:table-cell>
                </table:table-row>
                <table:table-row>
                  <table:table-cell table:style-name="表格1.A2" office:value-type="string">
                    <text:p text:style-name="P61">64bit</text:p>
                  </table:table-cell>
                  <table:table-cell table:style-name="表格1.B2" office:value-type="string">
                    <text:p text:style-name="P35">libibcm-*.el5.ppc64.rpm</text:p>
                    <text:p text:style-name="P35">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1">libehca</text:p>
              <text:p text:style-name="P61">(for Galaxy1/Galaxy2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ehca-*.el5.ppc.rpm</text:p>
                    <text:p text:style-name="P54">libehca-static-*.el5.ppc.rpm</text:p>
                  </table:table-cell>
                </table:table-row>
                <table:table-row>
                  <table:table-cell table:style-name="表格1.A2" office:value-type="string">
                    <text:p text:style-name="P61">64bit</text:p>
                  </table:table-cell>
                  <table:table-cell table:style-name="表格1.B2" office:value-type="string">
                    <text:p text:style-name="P35">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61">libmthca</text:p>
              <text:p text:style-name="P61">(for Mellanox InfiniHost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thca-*.el5.ppc.rpm</text:p>
                    <text:p text:style-name="Text_20_Body_20_Single"><text:span text:style-name="T17">libmthca-static-*.el5.ppc.rpm</text:span> </text:p>
                  </table:table-cell>
                </table:table-row>
                <table:table-row>
                  <table:table-cell table:style-name="表格1.A2" office:value-type="string">
                    <text:p text:style-name="P61">64bit</text:p>
                  </table:table-cell>
                  <table:table-cell table:style-name="表格1.B2" office:value-type="string">
                    <text:p text:style-name="P35">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61">libmlx4</text:p>
              <text:p text:style-name="P61">(for Mellanox ConnectX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lx4-*.el5.ppc.rpm</text:p>
                    <text:p text:style-name="Text_20_Body_20_Single"><text:span text:style-name="T18">libmlx4-static-*.el5.ppc.rpm</text:span> </text:p>
                  </table:table-cell>
                </table:table-row>
                <table:table-row>
                  <table:table-cell table:style-name="表格1.A2" office:value-type="string">
                    <text:p text:style-name="P61">64bit</text:p>
                  </table:table-cell>
                  <table:table-cell table:style-name="表格1.B2" office:value-type="string">
                    <text:p text:style-name="P35">libmlx4-*.el5.ppc64.rpm</text:p>
                    <text:p text:style-name="Text_20_Body_20_Single"><text:span text:style-name="T18">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able:table table:name="表格3" table:style-name="表格3">
          <table:table-column table:style-name="表格3.A"/>
          <table:table-column table:style-name="表格3.B"/>
          <table:table-row>
            <table:table-cell table:style-name="表格3.A1" office:value-type="string">
              <text:p text:style-name="P57">Platforms</text:p>
            </table:table-cell>
            <table:table-cell table:style-name="表格3.B1" office:value-type="string">
              <text:p text:style-name="Table_20_Contents"><text:span text:style-name="T16">Driver/Library</text:span> </text:p>
            </table:table-cell>
          </table:table-row>
          <table:table-row>
            <table:table-cell table:style-name="表格3.A2" office:value-type="string">
              <text:p text:style-name="P56">RHEL5.4</text:p>
            </table:table-cell>
            <table:table-cell table:style-name="表格3.B2" office:value-type="string">
              <text:p text:style-name="P55">ofed-*.ppc64.rpm</text:p>
              <text:p text:style-name="P55">ofed-doc-*.ppc64.rpm</text:p>
              <text:p text:style-name="P55">ofed-kmp-default-*.ppc64.rpm</text:p>
              <text:p text:style-name="P55">ofed-kmp-ppc64-*.ppc64.rpm</text:p>
              <text:p text:style-name="P55">opensm-*.ppc64.rpm</text:p>
              <text:p text:style-name="P55">opensm-32bit-*.ppc64.rpm</text:p>
              <text:p text:style-name="P55">glibc-devel-*.ppc64.rpm</text:p>
              <text:p text:style-name="P55">glibc-devel-32bit-*.ppc64.rpm</text:p>
              <text:p text:style-name="P55">linux-kernel-headers-*.ppc64.rpm</text:p>
              <text:p text:style-name="P55">kernel-default-*.ppc64.rpm</text:p>
              <text:p text:style-name="P55">kernel-default-base-*.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text:soft-page-break/>libibmad1-*.ppc64.rpm</text:p>
              <text:p text:style-name="P55">libibmad1-32bit-*.ppc64.rpm</text:p>
              <text:p text:style-name="P55">libibumad1-*.ppc64.rpm</text:p>
              <text:p text:style-name="P55">libibumad1-32bit-*.ppc64.rpm</text:p>
              <text:p text:style-name="P55">libibverbs-*.ppc64.rpm</text:p>
              <text:p text:style-name="P55">libibverbs-32bit-*.ppc64.rpm</text:p>
              <text:p text:style-name="P55">libibverbs-devel-*.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libsdp-*.ppc64.rpm</text:p>
              <text:p text:style-name="P55">libsdp-32bit-*.ppc64.rpm</text:p>
              <text:p text:style-name="P55">mpi-selector-*.ppc64.rpm</text:p>
              <text:p text:style-name="P55">mstflint-*.ppc64.rpm</text:p>
            </table:table-cell>
          </table:table-row>
        </table:table>
        <text:list xml:id="list1755742102" text:continue-numbering="true" text:style-name="L1">
          <text:list-header>
            <text:p text:style-name="P114"/>
          </text:list-header>
        </text:list>
        <table:table table:name="表格2" table:style-name="表格2">
          <table:table-column table:style-name="表格2.A"/>
          <table:table-column table:style-name="表格2.B"/>
          <table:table-row>
            <table:table-cell table:style-name="表格2.A1" office:value-type="string">
              <text:p text:style-name="P57">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6">SLES11</text:p>
            </table:table-cell>
            <table:table-cell table:style-name="表格2.B2" office:value-type="string">
              <text:p text:style-name="P55">ofed-*.ppc64.rpm</text:p>
              <text:p text:style-name="P55">ofed-kmp-default-*.ppc64.rpm</text:p>
              <text:p text:style-name="P55">ofed-kmp-ppc64-*.ppc64.rpm</text:p>
              <text:p text:style-name="P55">opensm-*.ppc64.rpm</text:p>
              <text:p text:style-name="P55">opensm-32bit-*.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libibmad1-*.ppc64.rpm</text:p>
              <text:p text:style-name="P55"><text:soft-page-break/>libibmad1-32bit-*.ppc64.rpm</text:p>
              <text:p text:style-name="P55">libibumad-*.ppc64.rpm</text:p>
              <text:p text:style-name="P55">libibumad1-32bit-*.ppc64.rpm</text:p>
              <text:p text:style-name="P55">libibverbs-*.ppc64.rpm</text:p>
              <text:p text:style-name="P55">libibverbs-32bit-*.ppc64.rpm</text:p>
              <text:p text:style-name="P55">libibverbs-devel-*.ppc64.rpm</text:p>
              <text:p text:style-name="P55">libibverbs-devel-32bit-*.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libsdp-*.ppc64.rpm</text:p>
              <text:p text:style-name="P55">libsdp-32bit-*.ppc64.rpm</text:p>
              <text:p text:style-name="P55">mpi-selector-*.ppc64.rpm</text:p>
              <text:p text:style-name="P55">mstflint-*.ppc64.rpm</text:p>
              <text:p text:style-name="P55">glibc-devel-*.ppc64.rpm</text:p>
              <text:p text:style-name="P55">glibc-devel-32bit-*.ppc64.rpm</text:p>
              <text:p text:style-name="P55">linux-kernel-headers-*.noarch.rpm</text:p>
              <text:p text:style-name="P55">kernel-default-*.ppc64.rpm</text:p>
              <text:p text:style-name="P55">kernel-default-base-*.ppc64.rpm</text:p>
              <text:p text:style-name="P55">(Note: libibverbs-devel-*.ppc64.rpm and libibverbs-devel-32bit-*.ppc64.rpm are in SLES 11 SDK ISO)</text:p>
            </table:table-cell>
          </table:table-row>
          <table:table-row>
            <table:table-cell table:style-name="表格2.A2" office:value-type="string">
              <text:p text:style-name="P56">SLES10</text:p>
            </table:table-cell>
            <table:table-cell table:style-name="表格2.B2" office:value-type="string">
              <text:p text:style-name="P55">libcxgb3-64bit-*.ppc.rpm</text:p>
              <text:p text:style-name="P55">libcxgb3-devel-*.ppc.rpm</text:p>
              <text:p text:style-name="P55">libcxgb3-devel-64bit-*.ppc.rpm</text:p>
              <text:p text:style-name="P55">libehca-*.ppc.rpm</text:p>
              <text:p text:style-name="P55">libehca-64bit-*.ppc.rpm</text:p>
              <text:p text:style-name="P55">libehca-devel-*.ppc.rpm</text:p>
              <text:p text:style-name="P55">libehca-devel-64bit-*.ppc.rpm</text:p>
              <text:p text:style-name="P55">libibcm-*.ppc.rpm</text:p>
              <text:p text:style-name="P55">libibcm-64bit-*.ppc.rpm</text:p>
              <text:p text:style-name="P55"><text:soft-page-break/>libibcm-devel-*.ppc.rpm</text:p>
              <text:p text:style-name="P55">libibcm-devel-64bit-*.ppc.rpm</text:p>
              <text:p text:style-name="P55">libibcommon-*.ppc.rpm</text:p>
              <text:p text:style-name="P55">libibcommon-64bit-*.ppc.rpm</text:p>
              <text:p text:style-name="P55">libibcommon-devel-*.ppc.rpm</text:p>
              <text:p text:style-name="P55">libibcommon-devel-64bit-*.ppc.rpm</text:p>
              <text:p text:style-name="P55">libibmad-*.ppc.rpm</text:p>
              <text:p text:style-name="P55">libibmad-64bit-*.ppc.rpm</text:p>
              <text:p text:style-name="P55">libibmad-devel-*.ppc.rpm</text:p>
              <text:p text:style-name="P55">libibmad-devel-64bit-*.ppc.rpm</text:p>
              <text:p text:style-name="P55">libibumad-*.ppc.rpm</text:p>
              <text:p text:style-name="P55">libibumad-64bit-*.ppc.rpm</text:p>
              <text:p text:style-name="P55">libibumad-devel-*.ppc.rpm</text:p>
              <text:p text:style-name="P55">libibumad-devel-64bit-*.ppc.rpm</text:p>
              <text:p text:style-name="P55">libibverbs-*.ppc.rpm</text:p>
              <text:p text:style-name="P55">libibverbs-64bit-*.ppc.rpm</text:p>
              <text:p text:style-name="P55">libibverbs-devel-*.ppc.rpm</text:p>
              <text:p text:style-name="P55">libibverbs-devel-64bit-*.ppc.rpm</text:p>
              <text:p text:style-name="P55">libipathverbs-*.ppc.rpm</text:p>
              <text:p text:style-name="P55">libipathverbs-64bit-*.ppc.rpm</text:p>
              <text:p text:style-name="P55">libipathverbs-devel-*.ppc.rpm</text:p>
              <text:p text:style-name="P55">libipathverbs-devel-64bit-*.ppc.rpm</text:p>
              <text:p text:style-name="P55">libmlx4-*.ppc.rpm</text:p>
              <text:p text:style-name="P55">libmlx4-64bit-*.ppc.rpm</text:p>
              <text:p text:style-name="P55">libmlx4-devel-*.ppc.rpm</text:p>
              <text:p text:style-name="P55">libmlx4-devel-64bit-*.ppc.rpm</text:p>
              <text:p text:style-name="P55">libmthca-*.ppc.rpm</text:p>
              <text:p text:style-name="P55">libmthca-64bit-*.ppc.rpm</text:p>
              <text:p text:style-name="P55">libmthca-devel-*.ppc.rpm</text:p>
              <text:p text:style-name="P55">libmthca-devel-64bit-*.ppc.rpm</text:p>
              <text:p text:style-name="P55">librdmacm-1.0.6-*.ppc.rpm</text:p>
              <text:p text:style-name="P55">librdmacm-64bit-*.ppc.rpm</text:p>
              <text:p text:style-name="P55">librdmacm-devel-*.ppc.rpm</text:p>
              <text:p text:style-name="P55">librdmacm-devel-64bit-*.ppc.rpm</text:p>
              <text:p text:style-name="P55">libsdp-*.ppc.rpm</text:p>
              <text:p text:style-name="P55"><text:soft-page-break/>libsdp-64bit-*.ppc.rpm</text:p>
              <text:p text:style-name="P55">libsdp-devel-*.ppc.rpm</text:p>
              <text:p text:style-name="P55">libsdp-devel-64bit-*.ppc.rpm</text:p>
              <text:p text:style-name="P55">mpi-selector-*.ppc.rpm</text:p>
              <text:p text:style-name="P55">mstflint-*.ppc.rpm</text:p>
              <text:p text:style-name="P55">mvapich2-*.ppc.rpm</text:p>
              <text:p text:style-name="P55">mvapich2-64bit-*.ppc.rpm</text:p>
              <text:p text:style-name="P55">mvapich2-devel-*.ppc.rpm</text:p>
              <text:p text:style-name="P55">mvapich2-devel-64bit-*.ppc.rpm</text:p>
              <text:p text:style-name="P55">ofed-1.3-*.ppc.rpm</text:p>
              <text:p text:style-name="P55">ofed-cxgb3-NIC-kmp-ppc64-*.ppc.rpm</text:p>
              <text:p text:style-name="P55">ofed-doc-*.ppc.rpm</text:p>
              <text:p text:style-name="P55">ofed-kmp-ppc64-*.ppc.rpm</text:p>
              <text:p text:style-name="P55">open-iscsi-*.ppc.rpm</text:p>
              <text:p text:style-name="P55">opensm-*.ppc.rpm</text:p>
              <text:p text:style-name="P55">opensm-64bit-*.ppc.rpm</text:p>
              <text:p text:style-name="P55">opensm-devel-*.ppc.rpm</text:p>
              <text:p text:style-name="P55">opensm-devel-64bit-*.ppc.rpm</text:p>
              <text:p text:style-name="P55">perftest-*.ppc.rpm</text:p>
              <text:p text:style-name="P55">qlvnictools-*.ppc.rpm</text:p>
              <text:p text:style-name="P55">rds-tools-*.ppc.rpm</text:p>
              <text:p text:style-name="P55">release-notes-as-*.ppc.rpm</text:p>
              <text:p text:style-name="P55">ruby-*.ppc.rpm</text:p>
              <text:p text:style-name="P55">sdpnetstat-*.ppc.rpm</text:p>
              <text:p text:style-name="P55">srptools-*.ppc.rpm</text:p>
              <text:p text:style-name="P55">tvflash-*.ppc.rpm</text:p>
            </table:table-cell>
          </table:table-row>
        </table:table>
        <text:p text:style-name="P20"/>
        <text:list xml:id="list1155666027" text:continue-numbering="true" text:style-name="L1">
          <text:list-header>
            <text:p text:style-name="P11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Text_20_Body_20_Single">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Default_20_Text" style:next-style-name="Default_20_Text"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in" fo:margin-bottom="0.0417in" fo:text-align="center" style:justify-single-word="false"/>
      <style:text-properties style:font-name="Cambria" style:font-name-asian="宋体1"/>
    </style:style>
    <style:style style:name="Heading_20_1" style:display-name="Heading 1" style:family="paragraph" style:next-style-name="Default_20_Text"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in" fo:margin-right="0in" fo:margin-top="0.1665in" fo:margin-bottom="0.0417in" fo:text-indent="0in"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in" fo:margin-bottom="0.0693in"/>
    </style:style>
    <style:style style:name="Contents_20_2" style:display-name="Contents 2" style:family="paragraph" style:parent-style-name="Default_20_Text" style:next-style-name="Default_20_Text" style:class="index">
      <style:paragraph-properties fo:margin-left="0.1665in" fo:margin-right="0in" fo:margin-top="0in" fo:margin-bottom="0.0693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margin-top="0in" fo:margin-bottom="0.0693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标题2"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0.5in" fo:margin-right="0in" fo:text-indent="0in" style:auto-text-indent="false"/>
    </style:style>
    <style:style style:name="TOC_20_Heading" style:display-name="TOC Heading" style:family="paragraph" style:parent-style-name="Heading_20_1" style:next-style-name="Default_20_Text" style:default-outline-level="" style:list-style-name="">
      <style:paragraph-properties fo:margin-left="0in" fo:margin-right="0in" fo:text-indent="0in" style:auto-text-indent="false"/>
    </style:style>
    <style:style style:name="批注框文本" style:family="paragraph" style:parent-style-name="Default_20_Text">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2 IB support</dc:title>
    <meta:creation-date>2008-11-03T14:39:00</meta:creation-date>
    <dc:date>2010-01-07T10:40:24</dc:date>
    <meta:editing-cycles>256</meta:editing-cycles>
    <meta:editing-duration>PT39H32M08S</meta:editing-duration>
    <meta:document-statistic meta:table-count="3" meta:image-count="0" meta:object-count="0" meta:page-count="25" meta:paragraph-count="634" meta:word-count="4937" meta:character-count="36133"/>
    <dc:creator>Bruce Potter</dc:creator>
    <meta:user-defined meta:name="Info 1"/>
    <meta:user-defined meta:name="Info 2"/>
    <meta:user-defined meta:name="Info 3"/>
    <meta:user-defined meta:name="Info 4"/>
  </office:meta>
</office:document-meta>
</file>